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6.43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7.419cm" svg:height="11.666cm" svg:x="0.391cm" svg:y="4.022cm">
            <draw:object draw:notify-on-update-of-ranges="Feuille1.A1:Feuille1.A1 Feuille1.A2:Feuille1.A6 Feuille1.B1:Feuille1.B1 Feuille1.B2:Feuille1.B6 Feuille1.C1:Feuille1.C1 Feuille1.C2:Feuille1.C6 Feuille1.D1:Feuille1.D1 Feuille1.D2:Feuille1.D6 Feuille1.E1:Feuille1.E1 Feuille1.E2:Feuille1.E6 Feuille1.F1:Feuille1.F1 Feuille1.F2:Feuille1.F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threaded</text:p>
          </table:table-cell>
          <table:table-cell table:style-name="Default" office:value-type="string" calcext:value-type="string">
            <text:p>synchronized unbounded</text:p>
          </table:table-cell>
          <table:table-cell office:value-type="string" calcext:value-type="string">
            <text:p>unbounded concurrent</text:p>
          </table:table-cell>
          <table:table-cell office:value-type="string" calcext:value-type="string">
            <text:p>Bounded concurrent</text:p>
          </table:table-cell>
          <table:table-cell office:value-type="string" calcext:value-type="string">
            <text:p>actors real threads</text:p>
          </table:table-cell>
        </table:table-row>
        <table:table-row table:style-name="ro1">
          <table:table-cell office:value-type="string" calcext:value-type="string">
            <text:p><text:s/>10000 x 1</text:p>
          </table:table-cell>
          <table:table-cell table:style-name="ce1" office:value-type="float" office:value="11579434.9235757" calcext:value-type="float">
            <text:p>1,16E+007</text:p>
          </table:table-cell>
          <table:table-cell office:value-type="string" calcext:value-type="string">
            <text:p><text:s/>Did not finish</text:p>
          </table:table-cell>
          <table:table-cell table:style-name="ce1" office:value-type="float" office:value="9266123.05411416" calcext:value-type="float">
            <text:p>9,27E+006</text:p>
          </table:table-cell>
          <table:table-cell table:style-name="ce1" office:value-type="float" office:value="10400416.0166407" calcext:value-type="float">
            <text:p>1,04E+007</text:p>
          </table:table-cell>
          <table:table-cell office:value-type="float" office:value="7083156.25442697" calcext:value-type="float">
            <text:p>7083156,25442697</text:p>
          </table:table-cell>
        </table:table-row>
        <table:table-row table:style-name="ro1">
          <table:table-cell table:style-name="ce1" office:value-type="string" calcext:value-type="string">
            <text:p><text:s/>1000 x 10</text:p>
          </table:table-cell>
          <table:table-cell table:style-name="ce1" office:value-type="float" office:value="22779043.2801822" calcext:value-type="float">
            <text:p>2,28E+007</text:p>
          </table:table-cell>
          <table:table-cell table:style-name="Default" office:value-type="string" calcext:value-type="string">
            <text:p><text:s/>Did not finish</text:p>
          </table:table-cell>
          <table:table-cell table:style-name="ce1" office:value-type="float" office:value="23529411.7647059" calcext:value-type="float">
            <text:p>2,35E+007</text:p>
          </table:table-cell>
          <table:table-cell table:style-name="ce1" office:value-type="float" office:value="28818443.8040346" calcext:value-type="float">
            <text:p>2,88E+007</text:p>
          </table:table-cell>
          <table:table-cell table:style-name="ce1" office:value-type="float" office:value="17331022.5303293" calcext:value-type="float">
            <text:p>1,73E+007</text:p>
          </table:table-cell>
        </table:table-row>
        <table:table-row table:style-name="ro1">
          <table:table-cell table:style-name="ce1" office:value-type="string" calcext:value-type="string">
            <text:p><text:s/>100 x 1000</text:p>
          </table:table-cell>
          <table:table-cell table:style-name="ce1" office:value-type="float" office:value="22573363.4311512" calcext:value-type="float">
            <text:p>2,26E+007</text:p>
          </table:table-cell>
          <table:table-cell office:value-type="float" office:value="3813882.532418" calcext:value-type="float">
            <text:p>3,81E+006</text:p>
          </table:table-cell>
          <table:table-cell table:style-name="ce1" office:value-type="float" office:value="13054830.2872063" calcext:value-type="float">
            <text:p>1,31E+007</text:p>
          </table:table-cell>
          <table:table-cell table:style-name="ce1" office:value-type="float" office:value="27397260.2739726" calcext:value-type="float">
            <text:p>2,74E+007</text:p>
          </table:table-cell>
          <table:table-cell table:style-name="ce1" office:value-type="float" office:value="14771048.7444609" calcext:value-type="float">
            <text:p>1,48E+007</text:p>
          </table:table-cell>
        </table:table-row>
        <table:table-row table:style-name="ro1">
          <table:table-cell office:value-type="string" calcext:value-type="string">
            <text:p><text:s/>10 x 100000</text:p>
          </table:table-cell>
          <table:table-cell office:value-type="float" office:value="6455777.92123951" calcext:value-type="float">
            <text:p>6455777,92123951</text:p>
          </table:table-cell>
          <table:table-cell office:value-type="float" office:value="1480384.90007402" calcext:value-type="float">
            <text:p>1,48E+006</text:p>
          </table:table-cell>
          <table:table-cell office:value-type="float" office:value="2755580.04960044" calcext:value-type="float">
            <text:p>2755580,04960044</text:p>
          </table:table-cell>
          <table:table-cell table:style-name="ce1" office:value-type="float" office:value="4001600.6402561" calcext:value-type="float">
            <text:p>4,00E+006</text:p>
          </table:table-cell>
          <table:table-cell office:value-type="float" office:value="3244646.33354964" calcext:value-type="float">
            <text:p>3244646,33354964</text:p>
          </table:table-cell>
        </table:table-row>
        <table:table-row table:style-name="ro1">
          <table:table-cell office:value-type="string" calcext:value-type="string">
            <text:p><text:s/>1 x 1000000</text:p>
          </table:table-cell>
          <table:table-cell table:style-name="ce1" office:value-type="float" office:value="750750.750750751" calcext:value-type="float">
            <text:p>7,51E+005</text:p>
          </table:table-cell>
          <table:table-cell office:value-type="float" office:value="161603.102779573" calcext:value-type="float">
            <text:p>1,62E+005</text:p>
          </table:table-cell>
          <table:table-cell table:style-name="ce1" office:value-type="float" office:value="292568.753657109" calcext:value-type="float">
            <text:p>2,93E+005</text:p>
          </table:table-cell>
          <table:table-cell table:style-name="ce1" office:value-type="float" office:value="462962.962962963" calcext:value-type="float">
            <text:p>4,63E+005</text:p>
          </table:table-cell>
          <table:table-cell office:value-type="float" office:value="325097.529258778" calcext:value-type="float">
            <text:p>325097,529258778</text:p>
          </table:table-cell>
        </table:table-row>
        <table:table-row table:style-name="ro1">
          <table:table-cell table:number-columns-repeated="6"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ementation</text:p>
          </table:table-cell>
          <table:table-cell office:value-type="string" calcext:value-type="string">
            <text:p><text:s/>scenario</text:p>
          </table:table-cell>
          <table:table-cell table:style-name="Default" office:value-type="string" calcext:value-type="string">
            <text:p><text:s/>outgoing throughput(message/secon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 Threaded</text:p>
          </table:table-cell>
          <table:table-cell office:value-type="string" calcext:value-type="string">
            <text:p><text:s/>100 x 100</text:p>
          </table:table-cell>
          <table:table-cell office:value-type="float" office:value="1543209.87654321" calcext:value-type="float">
            <text:p>1,54E+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 Threaded</text:p>
          </table:table-cell>
          <table:table-cell office:value-type="string" calcext:value-type="string">
            <text:p><text:s/>10000 x 1</text:p>
          </table:table-cell>
          <table:table-cell office:value-type="float" office:value="11579434.9235757" calcext:value-type="float">
            <text:p>1,16E+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 Threaded</text:p>
          </table:table-cell>
          <table:table-cell office:value-type="string" calcext:value-type="string">
            <text:p><text:s/>1000 x 10</text:p>
          </table:table-cell>
          <table:table-cell office:value-type="float" office:value="22779043.2801822" calcext:value-type="float">
            <text:p>2,28E+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 Threaded</text:p>
          </table:table-cell>
          <table:table-cell office:value-type="string" calcext:value-type="string">
            <text:p><text:s/>100 x 1000</text:p>
          </table:table-cell>
          <table:table-cell office:value-type="float" office:value="22573363.4311512" calcext:value-type="float">
            <text:p>2,26E+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 Threaded</text:p>
          </table:table-cell>
          <table:table-cell office:value-type="string" calcext:value-type="string">
            <text:p><text:s/>10 x 100000</text:p>
          </table:table-cell>
          <table:table-cell table:style-name="Default" office:value-type="float" office:value="6455777.92123951" calcext:value-type="float">
            <text:p>6455777,92123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 Threaded</text:p>
          </table:table-cell>
          <table:table-cell office:value-type="string" calcext:value-type="string">
            <text:p><text:s/>1 x 1000000</text:p>
          </table:table-cell>
          <table:table-cell office:value-type="float" office:value="750750.750750751" calcext:value-type="float">
            <text:p>7,51E+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bounded Synchronized</text:p>
          </table:table-cell>
          <table:table-cell office:value-type="string" calcext:value-type="string">
            <text:p><text:s/>100 x 100</text:p>
          </table:table-cell>
          <table:table-cell office:value-type="float" office:value="5050505.05050505" calcext:value-type="float">
            <text:p>5,05E+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bounded Synchronized</text:p>
          </table:table-cell>
          <table:table-cell office:value-type="string" calcext:value-type="string">
            <text:p><text:s/>10000 x 1</text:p>
          </table:table-cell>
          <table:table-cell office:value-type="string" calcext:value-type="string">
            <text:p><text:s/>Did not fi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bounded Synchronized</text:p>
          </table:table-cell>
          <table:table-cell office:value-type="string" calcext:value-type="string">
            <text:p><text:s/>1000 x 10</text:p>
          </table:table-cell>
          <table:table-cell table:style-name="Default" office:value-type="string" calcext:value-type="string">
            <text:p><text:s/>Did not fi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bounded Synchronized</text:p>
          </table:table-cell>
          <table:table-cell office:value-type="string" calcext:value-type="string">
            <text:p><text:s/>100 x 1000</text:p>
          </table:table-cell>
          <table:table-cell office:value-type="float" office:value="3813882.532418" calcext:value-type="float">
            <text:p>3,81E+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bounded Synchronized</text:p>
          </table:table-cell>
          <table:table-cell office:value-type="string" calcext:value-type="string">
            <text:p><text:s/>10 x 100000</text:p>
          </table:table-cell>
          <table:table-cell office:value-type="float" office:value="1480384.90007402" calcext:value-type="float">
            <text:p>1,48E+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bounded Synchronized</text:p>
          </table:table-cell>
          <table:table-cell office:value-type="string" calcext:value-type="string">
            <text:p><text:s/>1 x 1000000</text:p>
          </table:table-cell>
          <table:table-cell office:value-type="float" office:value="161603.102779573" calcext:value-type="float">
            <text:p>1,62E+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bounded Concurrent</text:p>
          </table:table-cell>
          <table:table-cell office:value-type="string" calcext:value-type="string">
            <text:p><text:s/>100 x 100</text:p>
          </table:table-cell>
          <table:table-cell office:value-type="float" office:value="2949852.50737463" calcext:value-type="float">
            <text:p>2,95E+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bounded Concurrent</text:p>
          </table:table-cell>
          <table:table-cell office:value-type="string" calcext:value-type="string">
            <text:p><text:s/>10000 x 1</text:p>
          </table:table-cell>
          <table:table-cell office:value-type="float" office:value="9266123.05411416" calcext:value-type="float">
            <text:p>9,27E+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bounded Concurrent</text:p>
          </table:table-cell>
          <table:table-cell office:value-type="string" calcext:value-type="string">
            <text:p><text:s/>1000 x 10</text:p>
          </table:table-cell>
          <table:table-cell office:value-type="float" office:value="23529411.7647059" calcext:value-type="float">
            <text:p>2,35E+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bounded Concurrent</text:p>
          </table:table-cell>
          <table:table-cell office:value-type="string" calcext:value-type="string">
            <text:p><text:s/>100 x 1000</text:p>
          </table:table-cell>
          <table:table-cell office:value-type="float" office:value="13054830.2872063" calcext:value-type="float">
            <text:p>1,31E+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bounded Concurrent</text:p>
          </table:table-cell>
          <table:table-cell office:value-type="string" calcext:value-type="string">
            <text:p><text:s/>10 x 100000</text:p>
          </table:table-cell>
          <table:table-cell table:style-name="Default" office:value-type="float" office:value="2755580.04960044" calcext:value-type="float">
            <text:p>2755580,04960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bounded Concurrent</text:p>
          </table:table-cell>
          <table:table-cell office:value-type="string" calcext:value-type="string">
            <text:p><text:s/>1 x 1000000</text:p>
          </table:table-cell>
          <table:table-cell office:value-type="float" office:value="292568.753657109" calcext:value-type="float">
            <text:p>2,93E+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current</text:p>
          </table:table-cell>
          <table:table-cell office:value-type="string" calcext:value-type="string">
            <text:p><text:s/>100 x 100</text:p>
          </table:table-cell>
          <table:table-cell office:value-type="float" office:value="14285714.2857143" calcext:value-type="float">
            <text:p>1,43E+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current</text:p>
          </table:table-cell>
          <table:table-cell office:value-type="string" calcext:value-type="string">
            <text:p><text:s/>10000 x 1</text:p>
          </table:table-cell>
          <table:table-cell office:value-type="float" office:value="10400416.0166407" calcext:value-type="float">
            <text:p>1,04E+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current</text:p>
          </table:table-cell>
          <table:table-cell office:value-type="string" calcext:value-type="string">
            <text:p><text:s/>1000 x 10</text:p>
          </table:table-cell>
          <table:table-cell office:value-type="float" office:value="28818443.8040346" calcext:value-type="float">
            <text:p>2,88E+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current</text:p>
          </table:table-cell>
          <table:table-cell office:value-type="string" calcext:value-type="string">
            <text:p><text:s/>100 x 1000</text:p>
          </table:table-cell>
          <table:table-cell office:value-type="float" office:value="27397260.2739726" calcext:value-type="float">
            <text:p>2,74E+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current</text:p>
          </table:table-cell>
          <table:table-cell office:value-type="string" calcext:value-type="string">
            <text:p><text:s/>10 x 100000</text:p>
          </table:table-cell>
          <table:table-cell office:value-type="float" office:value="4001600.6402561" calcext:value-type="float">
            <text:p>4,00E+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current</text:p>
          </table:table-cell>
          <table:table-cell office:value-type="string" calcext:value-type="string">
            <text:p><text:s/>1 x 1000000</text:p>
          </table:table-cell>
          <table:table-cell office:value-type="float" office:value="462962.962962963" calcext:value-type="float">
            <text:p>4,63E+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s with real threads</text:p>
          </table:table-cell>
          <table:table-cell office:value-type="string" calcext:value-type="string">
            <text:p><text:s/>100 x 100</text:p>
          </table:table-cell>
          <table:table-cell table:style-name="Default" office:value-type="float" office:value="7575757.57575758" calcext:value-type="float">
            <text:p>7575757,57575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s with real threads</text:p>
          </table:table-cell>
          <table:table-cell office:value-type="string" calcext:value-type="string">
            <text:p><text:s/>10000 x 1</text:p>
          </table:table-cell>
          <table:table-cell table:style-name="Default" office:value-type="float" office:value="7083156.25442697" calcext:value-type="float">
            <text:p>7083156,25442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s with real threads</text:p>
          </table:table-cell>
          <table:table-cell office:value-type="string" calcext:value-type="string">
            <text:p><text:s/>1000 x 10</text:p>
          </table:table-cell>
          <table:table-cell office:value-type="float" office:value="17331022.5303293" calcext:value-type="float">
            <text:p>1,73E+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s with real threads</text:p>
          </table:table-cell>
          <table:table-cell office:value-type="string" calcext:value-type="string">
            <text:p><text:s/>100 x 1000</text:p>
          </table:table-cell>
          <table:table-cell office:value-type="float" office:value="14771048.7444609" calcext:value-type="float">
            <text:p>1,48E+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s with real threads</text:p>
          </table:table-cell>
          <table:table-cell office:value-type="string" calcext:value-type="string">
            <text:p><text:s/>10 x 100000</text:p>
          </table:table-cell>
          <table:table-cell table:style-name="Default" office:value-type="float" office:value="3244646.33354964" calcext:value-type="float">
            <text:p>3244646,33354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s with real threads</text:p>
          </table:table-cell>
          <table:table-cell office:value-type="string" calcext:value-type="string">
            <text:p><text:s/>1 x 1000000</text:p>
          </table:table-cell>
          <table:table-cell table:style-name="Default" office:value-type="float" office:value="325097.529258778" calcext:value-type="float">
            <text:p>325097,52925877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6:37:05.389795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7-31T17:41:38.830353588</dc:date>
    <meta:editing-duration>PT4H12M8S</meta:editing-duration>
    <meta:editing-cycles>12</meta:editing-cycles>
    <meta:generator>LibreOffice/4.3.7.2$Linux_X86_64 LibreOffice_project/430m0$Build-2</meta:generator>
    <meta:document-statistic meta:table-count="1" meta:cell-count="1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6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42cm" svg:height="11.667cm" xlink:href=".." xlink:type="simple" chart:class="chart:bar" chart:style-name="ch1">
        <chart:legend chart:legend-position="end" svg:x="22.855cm" svg:y="4.538cm" style:legend-expansion="high" chart:style-name="ch2"/>
        <chart:plot-area chart:style-name="ch3" table:cell-range-address="Feuille1.A1:Feuille1.F6" chart:data-source-has-labels="both" svg:x="0.548cm" svg:y="0.233cm" svg:width="21.759cm" svg:height="11.201cm">
          <chartooo:coordinate-region svg:x="2.466cm" svg:y="0.433cm" svg:width="19.841cm" svg:height="10.354cm"/>
          <chart:axis chart:dimension="x" chart:name="primary-x" chart:style-name="ch4" chartooo:axis-type="auto">
            <chartooo:date-scale/>
            <chart:categories table:cell-range-address="Feuille1.A2:Feuille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6" chart:label-cell-address="Feuille1.B1:Feuille1.B1" chart:class="chart:bar">
            <chart:data-point chart:repeated="5"/>
          </chart:series>
          <chart:series chart:style-name="ch8" chart:values-cell-range-address="Feuille1.C2:Feuille1.C6" chart:label-cell-address="Feuille1.C1:Feuille1.C1" chart:class="chart:bar">
            <chart:data-point chart:repeated="5"/>
          </chart:series>
          <chart:series chart:style-name="ch9" chart:values-cell-range-address="Feuille1.D2:Feuille1.D6" chart:label-cell-address="Feuille1.D1:Feuille1.D1" chart:class="chart:bar">
            <chart:data-point chart:repeated="5"/>
          </chart:series>
          <chart:series chart:style-name="ch10" chart:values-cell-range-address="Feuille1.E2:Feuille1.E6" chart:label-cell-address="Feuille1.E1:Feuille1.E1" chart:class="chart:bar">
            <chart:data-point chart:repeated="5"/>
          </chart:series>
          <chart:series chart:style-name="ch11" chart:values-cell-range-address="Feuille1.F2:Feuille1.F6" chart:label-cell-address="Feuille1.F1:Feuille1.F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threaded</text:p>
                <draw:g>
                  <svg:desc>Feuille1.B1:Feuille1.B1</svg:desc>
                </draw:g>
              </table:table-cell>
              <table:table-cell office:value-type="string">
                <text:p>synchronized unbounded</text:p>
                <draw:g>
                  <svg:desc>Feuille1.C1:Feuille1.C1</svg:desc>
                </draw:g>
              </table:table-cell>
              <table:table-cell office:value-type="string">
                <text:p>unbounded concurrent</text:p>
                <draw:g>
                  <svg:desc>Feuille1.D1:Feuille1.D1</svg:desc>
                </draw:g>
              </table:table-cell>
              <table:table-cell office:value-type="string">
                <text:p>Bounded concurrent</text:p>
                <draw:g>
                  <svg:desc>Feuille1.E1:Feuille1.E1</svg:desc>
                </draw:g>
              </table:table-cell>
              <table:table-cell office:value-type="string">
                <text:p>actors real threads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10000 x 1</text:p>
                <draw:g>
                  <svg:desc>Feuille1.A2:Feuille1.A6</svg:desc>
                </draw:g>
              </table:table-cell>
              <table:table-cell office:value-type="float" office:value="11579434.9235757">
                <text:p>11579434.9235757</text:p>
                <draw:g>
                  <svg:desc>Feuille1.B2:Feuille1.B6</svg:desc>
                </draw:g>
              </table:table-cell>
              <table:table-cell office:value-type="float" office:value="NaN">
                <text:p>NaN</text:p>
                <draw:g>
                  <svg:desc>Feuille1.C2:Feuille1.C6</svg:desc>
                </draw:g>
              </table:table-cell>
              <table:table-cell office:value-type="float" office:value="9266123.05411416">
                <text:p>9266123.05411416</text:p>
                <draw:g>
                  <svg:desc>Feuille1.D2:Feuille1.D6</svg:desc>
                </draw:g>
              </table:table-cell>
              <table:table-cell office:value-type="float" office:value="10400416.0166407">
                <text:p>10400416.0166407</text:p>
                <draw:g>
                  <svg:desc>Feuille1.E2:Feuille1.E6</svg:desc>
                </draw:g>
              </table:table-cell>
              <table:table-cell office:value-type="float" office:value="7083156.25442697">
                <text:p>7083156.25442697</text:p>
                <draw:g>
                  <svg:desc>Feuille1.F2:Feuille1.F6</svg:desc>
                </draw:g>
              </table:table-cell>
            </table:table-row>
            <table:table-row>
              <table:table-cell office:value-type="string">
                <text:p> 1000 x 10</text:p>
              </table:table-cell>
              <table:table-cell office:value-type="float" office:value="22779043.2801822">
                <text:p>22779043.2801822</text:p>
              </table:table-cell>
              <table:table-cell office:value-type="float" office:value="NaN">
                <text:p>NaN</text:p>
              </table:table-cell>
              <table:table-cell office:value-type="float" office:value="23529411.7647059">
                <text:p>23529411.7647059</text:p>
              </table:table-cell>
              <table:table-cell office:value-type="float" office:value="28818443.8040346">
                <text:p>28818443.8040346</text:p>
              </table:table-cell>
              <table:table-cell office:value-type="float" office:value="17331022.5303293">
                <text:p>17331022.5303293</text:p>
              </table:table-cell>
            </table:table-row>
            <table:table-row>
              <table:table-cell office:value-type="string">
                <text:p> 100 x 1000</text:p>
              </table:table-cell>
              <table:table-cell office:value-type="float" office:value="22573363.4311512">
                <text:p>22573363.4311512</text:p>
              </table:table-cell>
              <table:table-cell office:value-type="float" office:value="3813882.532418">
                <text:p>3813882.532418</text:p>
              </table:table-cell>
              <table:table-cell office:value-type="float" office:value="13054830.2872063">
                <text:p>13054830.2872063</text:p>
              </table:table-cell>
              <table:table-cell office:value-type="float" office:value="27397260.2739726">
                <text:p>27397260.2739726</text:p>
              </table:table-cell>
              <table:table-cell office:value-type="float" office:value="14771048.7444609">
                <text:p>14771048.7444609</text:p>
              </table:table-cell>
            </table:table-row>
            <table:table-row>
              <table:table-cell office:value-type="string">
                <text:p> 10 x 100000</text:p>
              </table:table-cell>
              <table:table-cell office:value-type="float" office:value="6455777.92123951">
                <text:p>6455777.92123951</text:p>
              </table:table-cell>
              <table:table-cell office:value-type="float" office:value="1480384.90007402">
                <text:p>1480384.90007402</text:p>
              </table:table-cell>
              <table:table-cell office:value-type="float" office:value="2755580.04960044">
                <text:p>2755580.04960044</text:p>
              </table:table-cell>
              <table:table-cell office:value-type="float" office:value="4001600.6402561">
                <text:p>4001600.6402561</text:p>
              </table:table-cell>
              <table:table-cell office:value-type="float" office:value="3244646.33354964">
                <text:p>3244646.33354964</text:p>
              </table:table-cell>
            </table:table-row>
            <table:table-row>
              <table:table-cell office:value-type="string">
                <text:p> 1 x 1000000</text:p>
              </table:table-cell>
              <table:table-cell office:value-type="float" office:value="750750.750750751">
                <text:p>750750.750750751</text:p>
              </table:table-cell>
              <table:table-cell office:value-type="float" office:value="161603.102779573">
                <text:p>161603.102779573</text:p>
              </table:table-cell>
              <table:table-cell office:value-type="float" office:value="292568.753657109">
                <text:p>292568.753657109</text:p>
              </table:table-cell>
              <table:table-cell office:value-type="float" office:value="462962.962962963">
                <text:p>462962.962962963</text:p>
              </table:table-cell>
              <table:table-cell office:value-type="float" office:value="325097.529258778">
                <text:p>325097.529258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